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2.4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ODO Trino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ONCTION/Affichag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_PASSE</text:p>
          </table:table-cell>
          <table:table-cell office:value-type="string" calcext:value-type="string">
            <text:p>RESTE_A_FAIRE</text:p>
          </table:table-cell>
          <table:table-cell table:style-name="Default" office:value-type="string" calcext:value-type="string">
            <text:p>PROGRESSION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inscriptio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]/([.F2]+[.G2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logi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]/([.F3]+[.G3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findUserByMai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]/([.F4]+[.G4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countUser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5]/([.F5]+[.G5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inscriptio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6]/([.F6]+[.G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logi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7]/([.F7]+[.G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gestionSessio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8]/([.F8]+[.G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ajout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9]/([.F9]+[.G9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0]/([.F10]+[.G10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([.F11]+[.G11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Utilisateur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12]/([.F12]+[.G12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Autr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13]/([.F13]+[.G13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rechercheNomCategori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4]/([.F14]+[.G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ajouterIma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5]/([.F15]+[.G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supprimer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6]/([.F16]+[.G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get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7]/([.F17]+[.G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cre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18]/([.F18]+[.G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9]/([.F19]+[.G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0]/([.F20]+[.G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ajoutIma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1]/([.F21]+[.G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recuperation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2]/([.F22]+[.G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reerDemand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23]/([.F23]+[.G23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Recu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4]/([.F24]+[.G24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Envoye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5]/([.F25]+[.G25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hangerStatu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6]/([.F26]+[.G26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creerEchan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7]/([.F27]+[.G2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lister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8]/([.F28]+[.G28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29]/([.F29]+[.G29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ajouterHistoriqu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0]/([.F30]+[.G30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getHistorique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1]/([.F31]+[.G31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creerDemandeEchang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32]/([.F32]+[.G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accept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33]/([.F33]+[.G3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refus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4]/([.F34]+[.G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Utilisateur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5]/([.F35]+[.G3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6]/([.F36]+[.G3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uthController</text:p>
          </table:table-cell>
          <table:table-cell office:value-type="string" calcext:value-type="string">
            <text:p>routesLoginRegiste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7]/([.F37]+[.G3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ProduitController</text:p>
          </table:table-cell>
          <table:table-cell office:value-type="string" calcext:value-type="string">
            <text:p>routes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8]/([.F38]+[.G3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EchangeController</text:p>
          </table:table-cell>
          <table:table-cell office:value-type="string" calcext:value-type="string">
            <text:p>routesEchan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9]/([.F39]+[.G3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minController</text:p>
          </table:table-cell>
          <table:table-cell office:value-type="string" calcext:value-type="string">
            <text:p>routesAdmi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40]/([.F40]+[.G4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page de logi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41]/([.F41]+[.G4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acceuil.php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42]/([.F42]+[.G4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shop.php</text:p>
          </table:table-cell>
          <table:table-cell office:value-type="string" calcext:value-type="string">
            <text:p>liste des produits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43]/([.F43]+[.G4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profil.php</text:p>
          </table:table-cell>
          <table:table-cell office:value-type="string" calcext:value-type="string">
            <text:p>profil ,liste des demandes et liste des produit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formula="of:=[.F44]/([.F44]+[.G4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hisorique.php</text:p>
          </table:table-cell>
          <table:table-cell office:value-type="string" calcext:value-type="string">
            <text:p>historique des échange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formula="of:=[.F45]/([.F45]+[.G4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historique par objet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6]/([.F46]+[.G46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7]/([.F47]+[.G4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8]/([.F48]+[.G48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9]/([.F49]+[.G49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0]/([.F50]+[.G50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5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1]/([.F51]+[.G51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6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2]/([.F52]+[.G52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7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3]/([.F53]+[.G53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8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4]/([.F54]+[.G54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9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5]/([.F55]+[.G55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0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6]/([.F56]+[.G56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2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7]/([.F57]+[.G5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8]/([.F58]+[.G58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9]/([.F59]+[.G59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0]/([.F60]+[.G60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5:02:58.352935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2-12T15:05:38.628522380</dc:date>
    <meta:editing-duration>PT12M25S</meta:editing-duration>
    <meta:editing-cycles>6</meta:editing-cycles>
    <meta:document-statistic meta:table-count="1" meta:cell-count="479" meta:object-count="0"/>
  </office:meta>
</office:document-meta>
</file>